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rebuchet" svg:font-family="Trebuchet, '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style:rel-width="100%" table:align="left"/>
    </style:style>
    <style:style style:name="Table1.A" style:family="table-column">
      <style:table-column-properties style:column-width="6.6924in" style:rel-column-width="65535*"/>
    </style:style>
    <style:style style:name="Table1.A1" style:family="table-cell">
      <style:table-cell-properties style:vertical-align="middle" fo:padding="0.0194in" fo:border="none"/>
    </style:style>
    <style:style style:name="Table2" style:family="table">
      <style:table-properties style:width="6.6535in" style:rel-width="100%" table:align="left"/>
    </style:style>
    <style:style style:name="Table2.A" style:family="table-column">
      <style:table-column-properties style:column-width="2.3285in" style:rel-column-width="22934*"/>
    </style:style>
    <style:style style:name="Table2.B" style:family="table-column">
      <style:table-column-properties style:column-width="4.325in" style:rel-column-width="42600*"/>
    </style:style>
    <style:style style:name="Table2.A1" style:family="table-cell">
      <style:table-cell-properties style:vertical-align="middle"/>
    </style:style>
    <style:style style:name="P1" style:family="paragraph" style:parent-style-name="Table_20_Contents">
      <style:text-properties style:font-name="Courier New" fo:font-size="2pt" style:font-size-asian="2pt" style:font-size-complex="2pt"/>
    </style:style>
    <style:style style:name="P2" style:family="paragraph" style:parent-style-name="Table_20_Contents">
      <style:paragraph-properties fo:margin-left="0in" fo:margin-right="0in" fo:text-indent="0in" style:auto-text-indent="false"/>
      <style:text-properties style:font-name="Courier New"/>
    </style:style>
    <style:style style:name="P3" style:family="paragraph" style:parent-style-name="Table_20_Contents">
      <style:paragraph-properties fo:margin-left="0in" fo:margin-right="0in" fo:margin-top="0in" fo:margin-bottom="0in" fo:text-indent="0in" style:auto-text-indent="false" fo:padding="0in" fo:border="none"/>
      <style:text-properties style:font-name="Courier New" fo:font-size="7.80000019073486pt" fo:font-weight="bold"/>
    </style:style>
    <style:style style:name="P4" style:family="paragraph" style:parent-style-name="Table_20_Contents">
      <style:paragraph-properties fo:margin-left="0in" fo:margin-right="0in" fo:margin-top="0in" fo:margin-bottom="0in" fo:text-indent="0in" style:auto-text-indent="false" fo:padding="0in" fo:border="none"/>
      <style:text-properties style:font-name="Courier New" fo:font-size="10pt"/>
    </style:style>
    <style:style style:name="P5" style:family="paragraph" style:parent-style-name="Standard">
      <style:paragraph-properties fo:margin-left="0in" fo:margin-right="0in" fo:orphans="2" fo:widows="2" fo:text-indent="0in" style:auto-text-indent="false"/>
      <style:text-properties style:font-name="Courier New"/>
    </style:style>
    <style:style style:name="P6" style:family="paragraph" style:parent-style-name="Table_20_Contents">
      <style:paragraph-properties fo:margin-top="0in" fo:margin-bottom="0in" fo:padding="0in" fo:border="none"/>
      <style:text-properties style:font-name="Courier New" fo:font-size="10pt"/>
    </style:style>
    <style:style style:name="P7" style:family="paragraph" style:parent-style-name="Standard">
      <style:text-properties style:font-name="Courier New"/>
    </style:style>
    <style:style style:name="P8" style:family="paragraph" style:parent-style-name="Standard">
      <style:paragraph-properties fo:orphans="2" fo:widows="2"/>
      <style:text-properties style:font-name="Courier New"/>
    </style:style>
    <style:style style:name="P9" style:family="paragraph" style:parent-style-name="Standard">
      <style:text-properties style:font-name="Courier New" fo:font-weight="bold" style:font-weight-asian="bold" style:font-weight-complex="bold"/>
    </style:style>
    <style:style style:name="P10" style:family="paragraph" style:parent-style-name="Standard">
      <style:paragraph-properties fo:orphans="2" fo:widows="2"/>
      <style:text-properties style:font-name="Courier New" fo:font-weight="bold" style:font-weight-asian="bold" style:font-weight-complex="bold"/>
    </style:style>
    <style:style style:name="P11" style:family="paragraph" style:parent-style-name="Standard">
      <style:paragraph-properties fo:orphans="2" fo:widows="2"/>
      <style:text-properties style:font-name="Courier New" fo:font-weight="normal" style:font-weight-asian="normal" style:font-weight-complex="normal"/>
    </style:style>
    <style:style style:name="P12" style:family="paragraph" style:parent-style-name="Standard">
      <style:paragraph-properties fo:text-align="center" style:justify-single-word="false"/>
      <style:text-properties style:font-name="Courier New"/>
    </style:style>
    <style:style style:name="P13" style:family="paragraph" style:parent-style-name="Standard" style:list-style-name="L1">
      <style:paragraph-properties fo:orphans="2" fo:widows="2"/>
      <style:text-properties style:font-name="Courier New"/>
    </style:style>
    <style:style style:name="P14" style:family="paragraph" style:parent-style-name="Standard">
      <style:paragraph-properties fo:margin-left="0.9807in" fo:margin-right="0in" fo:orphans="2" fo:widows="2" fo:text-indent="-0.25in" style:auto-text-indent="false"/>
      <style:text-properties style:font-name="Courier New" fo:font-weight="normal" style:font-weight-asian="normal" style:font-weight-complex="normal"/>
    </style:style>
    <style:style style:name="P15" style:family="paragraph" style:parent-style-name="Standard" style:list-style-name="L2">
      <style:paragraph-properties fo:margin-left="0.9807in" fo:margin-right="0in" fo:orphans="2" fo:widows="2" fo:text-indent="-0.25in" style:auto-text-indent="false"/>
      <style:text-properties style:font-name="Courier New" fo:font-weight="normal" style:font-weight-asian="normal" style:font-weight-complex="normal"/>
    </style:style>
    <style:style style:name="T1" style:family="text">
      <style:text-properties fo:font-variant="normal" fo:text-transform="none" fo:color="#333333" fo:font-size="10.8000001907349pt" fo:letter-spacing="normal" fo:font-style="normal" fo:font-weight="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V DLP 3D Printer</text:p>
      <text:p text:style-name="P12">12/27/2012</text:p>
      <text:p text:style-name="P12">Steve Hernandez</text:p>
      <text:p text:style-name="P7"/>
      <text:p text:style-name="P7"/>
      <text:p text:style-name="P7">This project describes the UV DLP Stereo lithography printer that I am creating</text:p>
      <text:p text:style-name="P7"/>
      <text:p text:style-name="P9">DLP Projector:</text:p>
      <text:p text:style-name="P5"><text:span text:style-name="T1">InFocus IN2104 DLP Projector</text:span> </text:p>
      <text:p text:style-name="P5"/>
      <text:p text:style-name="P5"/>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row>
                <table:table-cell table:style-name="Table2.A1" table:number-columns-spanned="2" office:value-type="string">
                  <text:p text:style-name="P3">Description</text:p>
                </table:table-cell>
                <table:covered-table-cell/>
              </table:table-row>
              <table:table-row>
                <table:table-cell table:style-name="Table2.A1" table:number-columns-spanned="2" office:value-type="string">
                  <text:p text:style-name="P4">Easy to carry around and displaying lifelike picture quality, the InFocus IN2104 portable DLP projector is sure to enhance presentations. With a native resolution of 1024x768 pixels, this InFocus multimedia projector ensures images with great clarity and sharpness. Moreover, the 2,500 ANSI lumens brightness of this portable DLP projector displays crisp images even in bright light. With a contrast ratio of 2000:1, this InFocus multimedia projector displays the deepest of blacks and brightest of whites. What’s more, you can experience clear sounds with the InFocus IN2104 as it features an audio output, letting you connect a 2-watt mono speaker to it.</text:p>
                </table:table-cell>
                <table:covered-table-cell/>
              </table:table-row>
              <table:table-row>
                <table:table-cell table:style-name="Table2.A1" table:number-columns-spanned="2" office:value-type="string">
                  <text:p text:style-name="P3">Product Identifiers</text:p>
                </table:table-cell>
                <table:covered-table-cell/>
              </table:table-row>
              <table:table-row>
                <table:table-cell office:value-type="string">
                  <text:p text:style-name="P4">Brand</text:p>
                </table:table-cell>
                <table:table-cell office:value-type="string">
                  <text:p text:style-name="P4">InFocus</text:p>
                </table:table-cell>
              </table:table-row>
              <table:table-row>
                <table:table-cell office:value-type="string">
                  <text:p text:style-name="P4">Model</text:p>
                </table:table-cell>
                <table:table-cell office:value-type="string">
                  <text:p text:style-name="P4">IN2104</text:p>
                </table:table-cell>
              </table:table-row>
              <table:table-row>
                <table:table-cell office:value-type="string">
                  <text:p text:style-name="P4">MPN</text:p>
                </table:table-cell>
                <table:table-cell office:value-type="string">
                  <text:p text:style-name="P4">IN2104, IN2104EP</text:p>
                </table:table-cell>
              </table:table-row>
              <table:table-row>
                <table:table-cell office:value-type="string">
                  <text:p text:style-name="P4">UPC</text:p>
                </table:table-cell>
                <table:table-cell office:value-type="string">
                  <text:p text:style-name="P4">079721271617, 797212716170, 7972127161700, 797212718631</text:p>
                </table:table-cell>
              </table:table-row>
              <table:table-row>
                <table:table-cell table:style-name="Table2.A1" table:number-columns-spanned="2" office:value-type="string">
                  <text:p text:style-name="P2"/>
                </table:table-cell>
                <table:covered-table-cell/>
              </table:table-row>
              <table:table-row>
                <table:table-cell table:style-name="Table2.A1" table:number-columns-spanned="2" office:value-type="string">
                  <text:p text:style-name="P3">Key Features</text:p>
                </table:table-cell>
                <table:covered-table-cell/>
              </table:table-row>
              <table:table-row>
                <table:table-cell office:value-type="string">
                  <text:p text:style-name="P4">Display Technology</text:p>
                </table:table-cell>
                <table:table-cell office:value-type="string">
                  <text:p text:style-name="P4">DLP</text:p>
                </table:table-cell>
              </table:table-row>
              <table:table-row>
                <table:table-cell office:value-type="string">
                  <text:p text:style-name="P4">Resolution</text:p>
                </table:table-cell>
                <table:table-cell office:value-type="string">
                  <text:p text:style-name="P4">1024 x 768</text:p>
                </table:table-cell>
              </table:table-row>
              <table:table-row>
                <table:table-cell office:value-type="string">
                  <text:p text:style-name="P4">Image Brightness</text:p>
                </table:table-cell>
                <table:table-cell office:value-type="string">
                  <text:p text:style-name="P4">2500 ANSI Lumens</text:p>
                </table:table-cell>
              </table:table-row>
              <table:table-row>
                <table:table-cell office:value-type="string">
                  <text:p text:style-name="P4">Contrast Ratio</text:p>
                </table:table-cell>
                <table:table-cell office:value-type="string">
                  <text:p text:style-name="P4">2000:1</text:p>
                </table:table-cell>
              </table:table-row>
              <table:table-row>
                <table:table-cell office:value-type="string">
                  <text:p text:style-name="P4">Form Factor</text:p>
                </table:table-cell>
                <table:table-cell office:value-type="string">
                  <text:p text:style-name="P4">Portable</text:p>
                </table:table-cell>
              </table:table-row>
              <table:table-row>
                <table:table-cell table:style-name="Table2.A1" table:number-columns-spanned="2" office:value-type="string">
                  <text:p text:style-name="P2"/>
                </table:table-cell>
                <table:covered-table-cell/>
              </table:table-row>
              <table:table-row>
                <table:table-cell table:style-name="Table2.A1" table:number-columns-spanned="2" office:value-type="string">
                  <text:p text:style-name="P3">Image</text:p>
                </table:table-cell>
                <table:covered-table-cell/>
              </table:table-row>
              <table:table-row>
                <table:table-cell office:value-type="string">
                  <text:p text:style-name="P4">Max Resolution</text:p>
                </table:table-cell>
                <table:table-cell office:value-type="string">
                  <text:p text:style-name="P4">1280 x 1024 (SXGA)</text:p>
                </table:table-cell>
              </table:table-row>
              <table:table-row>
                <table:table-cell office:value-type="string">
                  <text:p text:style-name="P4">Image Size (Diagonal)</text:p>
                </table:table-cell>
                <table:table-cell office:value-type="string">
                  <text:p text:style-name="P4">24 in. - 240 in.</text:p>
                </table:table-cell>
              </table:table-row>
              <table:table-row>
                <table:table-cell office:value-type="string">
                  <text:p text:style-name="P4">Image Aspect Ratio</text:p>
                </table:table-cell>
                <table:table-cell office:value-type="string">
                  <text:p text:style-name="P4">16:9, 4:3, 5:4</text:p>
                </table:table-cell>
              </table:table-row>
              <table:table-row>
                <table:table-cell office:value-type="string">
                  <text:p text:style-name="P4">HDTV Formats</text:p>
                </table:table-cell>
                <table:table-cell office:value-type="string">
                  <text:p text:style-name="P4">1080i, 480i, 480p, 576i, 576p, 720p</text:p>
                </table:table-cell>
              </table:table-row>
              <table:table-row>
                <table:table-cell office:value-type="string">
                  <text:p text:style-name="P4">Screen Distance</text:p>
                </table:table-cell>
                <table:table-cell office:value-type="string">
                  <text:p text:style-name="P4">3.9 ft. - 32.8 ft.</text:p>
                </table:table-cell>
              </table:table-row>
              <table:table-row>
                <table:table-cell office:value-type="string">
                  <text:p text:style-name="P4">Synchronization Range Horizontal</text:p>
                </table:table-cell>
                <table:table-cell office:value-type="string">
                  <text:p text:style-name="P4">31-79 kHz</text:p>
                </table:table-cell>
              </table:table-row>
              <table:table-row>
                <table:table-cell office:value-type="string">
                  <text:p text:style-name="P4">Synchronization Range Vertical</text:p>
                </table:table-cell>
                <table:table-cell office:value-type="string">
                  <text:p text:style-name="P4">50-85 Hz</text:p>
                </table:table-cell>
              </table:table-row>
              <table:table-row>
                <table:table-cell office:value-type="string">
                  <text:p text:style-name="P4">Analog Video Format</text:p>
                </table:table-cell>
                <table:table-cell office:value-type="string">
                  <text:p text:style-name="P4">NTSC, PAL, PAL-M, PAL-N, SECAM</text:p>
                </table:table-cell>
              </table:table-row>
              <table:table-row>
                <table:table-cell office:value-type="string">
                  <text:p text:style-name="P4">Color Support</text:p>
                </table:table-cell>
                <table:table-cell office:value-type="string">
                  <text:p text:style-name="P6">24-bit (16.7M colors)</text:p>
                </table:table-cell>
              </table:table-row>
            </table:table>
            <text:p text:style-name="P1"/>
          </table:table-cell>
        </table:table-row>
      </table:table>
      <text:p text:style-name="P5"/>
      <text:p text:style-name="P5"/>
      <text:p text:style-name="P5">I need to put together:</text:p>
      <text:p text:style-name="P5"/>
      <text:list xml:id="list7330352692776961954" text:style-name="L1">
        <text:list-item>
          <text:p text:style-name="P13">case</text:p>
        </text:list-item>
        <text:list-item>
          <text:p text:style-name="P13">Heated build tray</text:p>
        </text:list-item>
        <text:list-item>
          <text:p text:style-name="P13">pump for pumping UV Resin</text:p>
        </text:list-item>
        <text:list-item>
          <text:p text:style-name="P13">computer</text:p>
        </text:list-item>
        <text:list-item>
          <text:p text:style-name="P13">arduino</text:p>
          <text:list>
            <text:list-item>
              <text:p text:style-name="P13">control software</text:p>
            </text:list-item>
            <text:list-item>
              <text:p text:style-name="P13"><text:soft-page-break/>emergency stop</text:p>
            </text:list-item>
            <text:list-item>
              <text:p text:style-name="P13">LCD?</text:p>
            </text:list-item>
            <text:list-item>
              <text:p text:style-name="P13">Z Endstop button</text:p>
            </text:list-item>
            <text:list-item>
              <text:p text:style-name="P13">temperature probe for heated build tray</text:p>
            </text:list-item>
          </text:list>
        </text:list-item>
        <text:list-item>
          <text:p text:style-name="P13">Z Axis – printed</text:p>
        </text:list-item>
      </text:list>
      <text:p text:style-name="P8"/>
      <text:p text:style-name="P10">PC Software :</text:p>
      <text:p text:style-name="P8">Ideally , I need some control software for this, for right now, I can create the bmp output images of the slices using the slicer.exe that I have. I still need control software to control arduino and control the z-height, as well as displaying the slices to the DLP</text:p>
      <text:p text:style-name="P8"/>
      <text:p text:style-name="P8"/>
      <text:p text:style-name="P8">Z-Axis slicing software:</text:p>
      <text:p text:style-name="P8"/>
      <text:p text:style-name="P8"/>
      <text:p text:style-name="P8">Side view</text:p>
      <text:p text:style-name="P8"/>
      <text:p text:style-name="P8">ZTop</text:p>
      <text:p text:style-name="P8">\</text:p>
      <text:p text:style-name="P8"><text:s/>\</text:p>
      <text:p text:style-name="P8"><text:s text:c="2"/>\ Zintersect Point</text:p>
      <text:p text:style-name="P8">---*-----------------------</text:p>
      <text:p text:style-name="P8"><text:s text:c="4"/>\<text:tab/></text:p>
      <text:p text:style-name="P8"><text:s text:c="5"/>\</text:p>
      <text:p text:style-name="P8"><text:s text:c="6"/>\<text:tab/></text:p>
      <text:p text:style-name="P8"><text:s text:c="7"/>Zbottom</text:p>
      <text:p text:style-name="P8"/>
      <text:p text:style-name="P8"/>
      <text:p text:style-name="P8">Front view</text:p>
      <text:p text:style-name="P8"><text:s text:c="9"/>P1</text:p>
      <text:p text:style-name="P8"><text:s text:c="9"/>/\</text:p>
      <text:p text:style-name="P8"><text:s text:c="8"/>/ <text:s/>\</text:p>
      <text:p text:style-name="P8"><text:s text:c="7"/>/ <text:s text:c="3"/>\</text:p>
      <text:p text:style-name="P8">------*------*---------</text:p>
      <text:p text:style-name="P8"><text:s text:c="5"/>/ <text:s text:c="7"/>\</text:p>
      <text:p text:style-name="P8"><text:s text:c="4"/>/ <text:s text:c="9"/>\</text:p>
      <text:p text:style-name="P8"><text:s text:c="3"/>P3-----------P2</text:p>
      <text:p text:style-name="P8"/>
      <text:p text:style-name="P8"/>
      <text:p text:style-name="P8">Using the line equation and linear interpolation, we can generate line segments (x,y) for each given z slice, then we can fill on a scanline basis from minx to max x for each given y scanline to create a fill of each slice.</text:p>
      <text:p text:style-name="P8"/>
      <text:p text:style-name="P10">Firmware</text:p>
      <text:p text:style-name="P10"><text:tab/><text:span text:style-name="T2">The arduino firmware should be fairly simple</text:span></text:p>
      <text:p text:style-name="P10">Requirements:</text:p>
      <text:p text:style-name="P11"><text:tab/>Serial communications</text:p>
      <text:p text:style-name="P8"><text:tab/>Send/receive commands from a host computer</text:p>
      <text:p text:style-name="P10"><text:tab/>commands/statuses</text:p>
      <text:p text:style-name="P8"><text:soft-page-break/><text:tab/><text:tab/>Move the Z-Axis to a specified location (absolute)</text:p>
      <text:p text:style-name="P8"><text:tab/><text:tab/>report zaxis limit switch hit</text:p>
      <text:p text:style-name="P8"><text:tab/><text:tab/>report temperature of HBT</text:p>
      <text:p text:style-name="P8"/>
      <text:p text:style-name="P10">Mechanical</text:p>
      <text:list xml:id="list5881339154929602213" text:style-name="L2">
        <text:list-item>
          <text:p text:style-name="P15">Arduino</text:p>
        </text:list-item>
        <text:list-item>
          <text:p text:style-name="P15">EZ Stepper controller</text:p>
        </text:list-item>
        <text:list-item>
          <text:p text:style-name="P15">Thermistor / thermocouple</text:p>
        </text:list-item>
        <text:list-item>
          <text:p text:style-name="P15">Power Supply</text:p>
        </text:list-item>
        <text:list-item>
          <text:p text:style-name="P15">(Optional) Embedded computer with VGA output</text:p>
        </text:list-item>
        <text:list-item>
          <text:p text:style-name="P15">(LCD Screen for embedded computer)</text:p>
        </text:list-item>
        <text:list-item>
          <text:p text:style-name="P15">(5 button control panel for embedded computer)</text:p>
        </text:list-item>
      </text:list>
      <text:p text:style-name="P14"/>
      <text:p text:style-name="P14"/>
      <text:p text:style-name="P14">I'm going to use and off the shelf Arduino Mega 2560 </text:p>
      <text:p text:style-name="P14">with Sprinterr firmware compiled for a MoBo type 33 (ramps 1.3/1.4)</text:p>
      <text:p text:style-name="P14"/>
      <text:p text:style-name="P14">I'm testing using Pronterface to get the z axis 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rebuchet" svg:font-family="Trebuchet, '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2H37M</meta:editing-duration>
    <meta:editing-cycles>6</meta:editing-cycles>
    <meta:generator>OpenOffice.org/3.4.1$Win32 OpenOffice.org_project/341m1$Build-9593</meta:generator>
    <dc:date>2013-02-17T15:39:55.82</dc:date>
    <meta:document-statistic meta:table-count="2" meta:image-count="0" meta:object-count="0" meta:page-count="3" meta:paragraph-count="102" meta:word-count="497" meta:character-count="3013"/>
    <meta:user-defined meta:name="Info 1"/>
    <meta:user-defined meta:name="Info 2"/>
    <meta:user-defined meta:name="Info 3"/>
    <meta:user-defined meta:name="Info 4"/>
  </office:meta>
</office:document-meta>
</file>